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6.9862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table:style-name="ce3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/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ility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table:style-name="ce3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5"/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/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</text:p>
          </table:table-cell>
          <table:table-cell/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/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on</text:p>
          </table:table-cell>
          <table:table-cell/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sy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/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/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favor of extreme chang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/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/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 table:number-columns-repeated="3"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 table:number-columns-repeated="3"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 table:number-columns-repeated="3"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ility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 table:number-rows-repeated="104779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5:10:19.1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23T16:09:11.710000000</dc:date>
    <meta:editing-duration>P7DT13H27M36S</meta:editing-duration>
    <meta:editing-cycles>2341</meta:editing-cycles>
    <meta:generator>LibreOffice/24.8.4.2$Windows_X86_64 LibreOffice_project/bb3cfa12c7b1bf994ecc5649a80400d06cd71002</meta:generator>
    <meta:document-statistic meta:table-count="1" meta:cell-count="2509" meta:object-count="0"/>
  </office:meta>
</office:document-meta>
</file>